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82.49pt" svg:y="60.43pt">
            <loext:p draw:notify-on-update-of-ranges="Sheet1.E1:Sheet1.E4 Sheet1.G1:Sheet1.G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GB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table:formula="of:=0.0894/[.F1]" office:value-type="float" office:value="0.000657352941176471" calcext:value-type="float">
            <text:p>0.000657352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A2]*[.B2]*[.C2]*24/1024/1024/1024" office:value-type="float" office:value="0.0894069671630859" calcext:value-type="float">
            <text:p>0.0894069672</text:p>
          </table:table-cell>
          <table:table-cell office:value-type="float" office:value="200" calcext:value-type="float">
            <text:p>200</text:p>
          </table:table-cell>
          <table:table-cell office:value-type="float" office:value="278" calcext:value-type="float">
            <text:p>278</text:p>
          </table:table-cell>
          <table:table-cell table:formula="of:=0.0894/[.F2]" office:value-type="float" office:value="0.00032158273381295" calcext:value-type="float">
            <text:p>0.0003215827</text:p>
          </table:table-cell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553" calcext:value-type="float">
            <text:p>553</text:p>
          </table:table-cell>
          <table:table-cell table:formula="of:=0.0894/[.F3]" office:value-type="float" office:value="0.000161663652802893" calcext:value-type="float">
            <text:p>0.0001616637</text:p>
          </table:table-cell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692.7" calcext:value-type="float">
            <text:p>692.7</text:p>
          </table:table-cell>
          <table:table-cell table:formula="of:=0.0894/[.F4]" office:value-type="float" office:value="0.000129060199220442" calcext:value-type="float">
            <text:p>0.0001290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2:37:18.888862780</meta:creation-date>
    <dc:date>2018-09-22T14:00:18.770232749</dc:date>
    <meta:editing-duration>PT1H2M39S</meta:editing-duration>
    <meta:editing-cycles>2</meta:editing-cycles>
    <meta:generator>LibreOffice/5.1.6.2$Linux_X86_64 LibreOffice_project/10m0$Build-2</meta:generator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31cm" svg:y="3.976cm" style:legend-expansion="high" chart:style-name="ch2"/>
        <chart:plot-area chart:style-name="ch3" table:cell-range-address="Sheet1.E1:Sheet1.E4 Sheet1.G1:Sheet1.G4" svg:x="0.32cm" svg:y="0.18cm" svg:width="10.291cm" svg:height="8.64cm">
          <chartooo:coordinate-region svg:x="1.689cm" svg:y="0.367cm" svg:width="8.615cm" svg:height="7.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4" chart:class="chart:scatter">
            <chart:domain table:cell-range-address="Sheet1.E1:Sheet1.E4"/>
            <chart:regression-curve chart:style-name="ch7">
              <chart:equation chart:display-equation="true" chart:display-r-square="false"/>
            </chart:regression-curve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E1:Sheet1.E4</svg:desc>
                </draw:g>
              </table:table-cell>
              <table:table-cell office:value-type="float" office:value="0.000657352941176471">
                <text:p>0.000657352941176471</text:p>
                <draw:g>
                  <svg:desc>Sheet1.G1:Sheet1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32158273381295">
                <text:p>0.00032158273381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00161663652802893">
                <text:p>0.000161663652802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00129060199220442">
                <text:p>0.000129060199220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